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pitch="variable"/>
    <style:font-face style:name="Century Schoolbook" svg:font-family="'Century Schoolboo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36c3d6" draw:fill-gradient-name="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6.841cm" fo:min-width="24.892cm" fo:padding-top="0.127cm" fo:padding-bottom="0.127cm" fo:padding-left="0.254cm" fo:padding-right="0.254cm" fo:wrap-option="wrap" draw:shadow-color="#808080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142cm" fo:min-width="11.561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2" style:family="presentation" style:parent-style-name="Titular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Titular1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/>
    </style:style>
    <style:style style:name="P8" style:family="paragraph">
      <style:paragraph-properties fo:margin-left="0cm" fo:margin-right="0cm" fo:margin-top="0.141cm" fo:margin-bottom="0cm" fo:line-height="100%" fo:text-align="end" fo:text-indent="0cm" style:punctuation-wrap="simple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margin-top="0.141cm" fo:margin-bottom="0cm" fo:line-height="100%" fo:text-align="end" fo:text-indent="0cm" style:punctuation-wrap="simple" style:line-break="strict" style:writing-mode="lr-tb" style:font-independent-line-spacing="true"/>
    </style:style>
    <style:style style:name="P10" style:family="paragraph">
      <style:paragraph-properties fo:margin-left="0cm" fo:margin-right="0cm" fo:margin-top="0.171cm" fo:margin-bottom="0cm" fo:line-height="100%" fo:text-align="end" fo:text-indent="0cm" style:punctuation-wrap="simple" style:line-break="strict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.171cm" fo:margin-bottom="0cm" fo:line-height="100%" fo:text-align="end" fo:text-indent="0cm" style:punctuation-wrap="simple" style:line-break="strict" style:writing-mode="lr-tb" style:font-independent-line-spacing="true"/>
    </style:style>
    <style:style style:name="T1" style:family="text">
      <style:text-properties fo:color="#ffff66" style:text-position="0% 100%" style:font-name="Calibri" fo:font-size="14pt" fo:language="es" fo:country="ES" style:font-size-asian="14pt" style:language-asian="es" style:country-asian="ES" style:font-size-complex="14pt" style:language-complex="es" style:country-complex="ES"/>
    </style:style>
    <style:style style:name="T2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T3" style:family="text">
      <style:text-properties fo:color="#000000" style:text-position="0% 100%" style:font-name="Century Schoolbook" fo:font-size="72pt" fo:language="es" fo:country="ES" style:text-underline-style="solid" style:text-underline-width="auto" style:text-underline-color="font-color" fo:font-weight="bold" style:font-size-asian="72pt" style:language-asian="es" style:country-asian="ES" style:font-weight-asian="bold" style:font-size-complex="72pt" style:language-complex="es" style:country-complex="ES" style:font-weight-complex="bold"/>
    </style:style>
    <style:style style:name="T4" style:family="text">
      <style:text-properties fo:color="#000000" style:text-position="0% 100%" style:font-name="Century Schoolbook" fo:font-size="60pt" fo:language="es" fo:country="BO" fo:font-weight="bold" style:font-size-asian="60pt" style:language-asian="es" style:country-asian="BO" style:font-weight-asian="bold" style:font-size-complex="60pt" style:language-complex="es" style:country-complex="BO" style:font-weight-complex="bold"/>
    </style:style>
    <style:style style:name="T5" style:family="text">
      <style:text-properties fo:color="#000000" style:text-position="0% 100%" style:font-name="Century Schoolbook" fo:font-size="20pt" fo:language="es" fo:country="BO" fo:font-weight="bold" style:font-size-asian="20pt" style:language-asian="es" style:country-asian="BO" style:font-weight-asian="bold" style:font-size-complex="20pt" style:language-complex="es" style:country-complex="BO" style:font-weight-complex="bold"/>
    </style:style>
    <style:style style:name="T6" style:family="text">
      <style:text-properties fo:color="#000000" style:text-position="0% 100%" style:font-name="Century Schoolbook" fo:font-size="24pt" fo:language="es" fo:country="BO" fo:font-weight="bold" style:font-size-asian="24pt" style:language-asian="es" style:country-asian="BO" style:font-weight-asian="bold" style:font-size-complex="24pt" style:language-complex="es" style:country-complex="BO" style:font-weight-complex="bold"/>
    </style:style>
    <style:style style:name="T7" style:family="text">
      <style:text-properties fo:color="#000000" style:text-position="0% 100%" style:font-name="Century Schoolbook" fo:font-size="54pt" fo:language="es" fo:country="BO" fo:font-weight="bold" style:font-size-asian="54pt" style:language-asian="es" style:country-asian="BO" style:font-weight-asian="bold" style:font-size-complex="54pt" style:language-complex="es" style:country-complex="BO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space-before="0.004cm"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927cm" svg:height="1.014cm" svg:x="16.501cm" svg:y="17.657cm">
          <text:list text:style-name="L1">
            <text:list-header>
              <text:p text:style-name="P1"><text:span text:style-name="T2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3" draw:text-style-name="P4" draw:layer="layout" svg:width="25.4cm" svg:height="7.095cm" svg:x="0cm" svg:y="4.723cm">
          <text:list text:style-name="L1">
            <text:list-header>
              <text:p text:style-name="P3"><text:span text:style-name="T3">AGNUS DE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ular1" presentation:presentation-page-layout-name="AL1T11">
        <draw:frame presentation:style-name="pr2" draw:text-style-name="P5" draw:layer="layout" svg:width="22.86cm" svg:height="3.175cm" svg:x="1.27cm" svg:y="6.75cm" presentation:class="title" presentation:user-transformed="true">
          <draw:text-box>
            <text:list text:style-name="L1">
              <text:list-header>
                <text:p text:style-name="P7"><text:span text:style-name="T4">/ALELUYA</text:span><text:span text:style-name="T4"><text:line-break/></text:span><text:span text:style-name="T4">ALELUYA</text:span><text:span text:style-name="T4"><text:line-break/></text:span><text:span text:style-name="T4">GLORIA DAD </text:span><text:span text:style-name="T4"><text:line-break/></text:span><text:span text:style-name="T4">AL SEÑOR</text:span><text:span text:style-name="T4"><text:line-break/></text:span><text:span text:style-name="T4">NUESTRO REY/...</text:span></text:p>
              </text:list-header>
            </text:list>
          </draw:text-box>
        </draw:frame>
        <draw:custom-shape draw:style-name="gr5" draw:text-style-name="P9" draw:layer="layout" svg:width="12.061cm" svg:height="1.402cm" svg:x="10.442cm" svg:y="15.725cm">
          <text:list text:style-name="L2">
            <text:list-item>
              <text:p text:style-name="P8"><text:span text:style-name="T5">Aleluya, aleluy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2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11">
        <draw:frame presentation:style-name="pr2" draw:text-style-name="P5" draw:layer="layout" svg:width="22.86cm" svg:height="3.175cm" svg:x="1.27cm" svg:y="7.324cm" presentation:class="title" presentation:user-transformed="true">
          <draw:text-box>
            <text:list text:style-name="L1">
              <text:list-header>
                <text:p text:style-name="P7"><text:span text:style-name="T4">ALELUYA</text:span><text:span text:style-name="T4"><text:line-break/></text:span><text:span text:style-name="T4">ALELUYA</text:span><text:span text:style-name="T4"><text:line-break/></text:span><text:span text:style-name="T4">SANTO, SANTO</text:span><text:span text:style-name="T4"><text:line-break/></text:span><text:span text:style-name="T4">ERES TU DIOS</text:span><text:span text:style-name="T4"><text:line-break/></text:span><text:span text:style-name="T4">PODEROSO</text:span></text:p>
              </text:list-header>
            </text:list>
          </draw:text-box>
        </draw:frame>
        <draw:custom-shape draw:style-name="gr7" draw:text-style-name="P11" draw:layer="layout" svg:width="12.061cm" svg:height="1.402cm" svg:x="10.442cm" svg:y="15.725cm">
          <text:list text:style-name="L2">
            <text:list-item>
              <text:p text:style-name="P10"><text:span text:style-name="T6">Digno es el Señor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3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7"><text:span text:style-name="T7">DIGNO ES EL SEÑOR</text:span><text:span text:style-name="T7"><text:line-break/></text:span><text:span text:style-name="T7">DIGNO ES EL SEÑOR</text:span><text:span text:style-name="T7"><text:line-break/></text:span><text:span text:style-name="T7"><text:line-break/></text:span><text:span text:style-name="T7">AMEN …</text:span></text:p>
              </text:list-header>
            </text:list>
          </draw:text-box>
        </draw:frame>
        <draw:custom-shape draw:style-name="gr9" draw:text-style-name="P9" draw:layer="layout" svg:width="12.061cm" svg:height="1.402cm" svg:x="10.442cm" svg:y="16.726cm">
          <text:list text:style-name="L2">
            <text:list-item>
              <text:p text:style-name="P8"><text:span text:style-name="T5">Digno es el Seño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4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7"><text:span text:style-name="T7">DIGNO ES EL SEÑOR</text:span><text:span text:style-name="T7"><text:line-break/></text:span><text:span text:style-name="T7">DIGNO ES EL SEÑOR</text:span><text:span text:style-name="T7"><text:line-break/></text:span><text:span text:style-name="T7">TU ERES SANTO</text:span><text:span text:style-name="T7"><text:line-break/></text:span><text:span text:style-name="T7">SANTO</text:span><text:span text:style-name="T7"><text:line-break/></text:span><text:span text:style-name="T7">ERES TU DIOS</text:span><text:span text:style-name="T7"><text:line-break/></text:span><text:span text:style-name="T7">PODEROSO …</text:span></text:p>
              </text:list-header>
            </text:list>
          </draw:text-box>
        </draw:frame>
        <draw:custom-shape draw:style-name="gr4" draw:text-style-name="P5" draw:layer="layout" svg:width="12.061cm" svg:height="1.402cm" svg:x="10.442cm" svg:y="16.726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5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1T11">
        <draw:frame presentation:style-name="pr2" draw:text-style-name="P5" draw:layer="layout" svg:width="22.86cm" svg:height="3.175cm" svg:x="1.27cm" svg:y="6.75cm" presentation:class="title" presentation:user-transformed="true">
          <draw:text-box>
            <text:list text:style-name="L1">
              <text:list-header>
                <text:p text:style-name="P7"><text:span text:style-name="T4">/ALELUYA</text:span><text:span text:style-name="T4"><text:line-break/></text:span><text:span text:style-name="T4">ALELUYA</text:span><text:span text:style-name="T4"><text:line-break/></text:span><text:span text:style-name="T4">GLORIA DAD </text:span><text:span text:style-name="T4"><text:line-break/></text:span><text:span text:style-name="T4">AL SEÑOR</text:span><text:span text:style-name="T4"><text:line-break/></text:span><text:span text:style-name="T4">NUESTRO REY/...</text:span></text:p>
              </text:list-header>
            </text:list>
          </draw:text-box>
        </draw:frame>
        <draw:custom-shape draw:style-name="gr12" draw:text-style-name="P9" draw:layer="layout" svg:width="12.061cm" svg:height="1.402cm" svg:x="10.442cm" svg:y="15.725cm">
          <text:list text:style-name="L2">
            <text:list-item>
              <text:p text:style-name="P8"><text:span text:style-name="T5">Aleluya, aleluy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6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ular1" presentation:presentation-page-layout-name="AL1T11">
        <draw:frame presentation:style-name="pr2" draw:text-style-name="P5" draw:layer="layout" svg:width="22.86cm" svg:height="3.175cm" svg:x="1.27cm" svg:y="7.324cm" presentation:class="title" presentation:user-transformed="true">
          <draw:text-box>
            <text:list text:style-name="L1">
              <text:list-header>
                <text:p text:style-name="P7"><text:span text:style-name="T4">ALELUYA</text:span><text:span text:style-name="T4"><text:line-break/></text:span><text:span text:style-name="T4">ALELUYA</text:span><text:span text:style-name="T4"><text:line-break/></text:span><text:span text:style-name="T4">SANTO, SANTO</text:span><text:span text:style-name="T4"><text:line-break/></text:span><text:span text:style-name="T4">ERES TU DIOS</text:span><text:span text:style-name="T4"><text:line-break/></text:span><text:span text:style-name="T4">PODEROSO</text:span></text:p>
              </text:list-header>
            </text:list>
          </draw:text-box>
        </draw:frame>
        <draw:custom-shape draw:style-name="gr14" draw:text-style-name="P11" draw:layer="layout" svg:width="12.061cm" svg:height="1.402cm" svg:x="10.442cm" svg:y="15.725cm">
          <text:list text:style-name="L2">
            <text:list-item>
              <text:p text:style-name="P10"><text:span text:style-name="T6">Digno es el Señor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7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7"><text:span text:style-name="T7">DIGNO ES EL SEÑOR</text:span><text:span text:style-name="T7"><text:line-break/></text:span><text:span text:style-name="T7">DIGNO ES EL SEÑOR</text:span><text:span text:style-name="T7"><text:line-break/></text:span><text:span text:style-name="T7">TU ERES SANTO</text:span><text:span text:style-name="T7"><text:line-break/></text:span><text:span text:style-name="T7">SANTO</text:span><text:span text:style-name="T7"><text:line-break/></text:span><text:span text:style-name="T7">ERES TU DIOS</text:span><text:span text:style-name="T7"><text:line-break/></text:span><text:span text:style-name="T7">PODEROSO …</text:span></text:p>
              </text:list-header>
            </text:list>
          </draw:text-box>
        </draw:frame>
        <draw:custom-shape draw:style-name="gr4" draw:text-style-name="P5" draw:layer="layout" svg:width="12.061cm" svg:height="1.402cm" svg:x="10.442cm" svg:y="16.726cm">
          <text:p/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8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7"><text:span text:style-name="T7">DIGNO ES EL SEÑOR</text:span><text:span text:style-name="T7"><text:line-break/></text:span><text:span text:style-name="T7">DIGNO ES EL SEÑOR</text:span><text:span text:style-name="T7"><text:line-break/></text:span><text:span text:style-name="T7"><text:line-break/></text:span><text:span text:style-name="T7">AMEN …</text:span></text:p>
              </text:list-header>
            </text:list>
          </draw:text-box>
        </draw:frame>
        <draw:custom-shape draw:style-name="gr17" draw:text-style-name="P9" draw:layer="layout" svg:width="12.061cm" svg:height="1.402cm" svg:x="10.442cm" svg:y="16.726cm">
          <text:list text:style-name="L2">
            <text:list-item>
              <text:p text:style-name="P8"><text:span text:style-name="T5">Digno es el Seño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9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Century Schoolbook" svg:font-family="'Century Schoolboo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ffffff" draw:end-color="#36c3d6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36c3d6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2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fo:background-color="transparent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12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Tahoma1" style:font-family-asian="Tahoma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36c3d6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ular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2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12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3.175cm" fo:margin-right="0cm" fo:margin-top="0.299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4.445cm" fo:margin-right="0cm" fo:margin-top="0.202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textarea-vertical-align="middle">
        <text:list-style style:name="Titular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ular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36c3d6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pr1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Century Schoolbook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ffff66" style:text-position="0% 100%" style:font-name="Calibri" fo:font-size="14pt" fo:language="es" fo:country="ES" style:font-size-asian="14pt" style:language-asian="es" style:country-asian="ES" style:font-size-complex="14pt" style:language-complex="es" style:country-complex="ES"/>
    </style:style>
    <style:style style:name="MT3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draw:frame presentation:style-name="Predeterminado-title" draw:layer="backgroundobjects" svg:width="22.856cm" svg:height="3.175cm" svg:x="1.27cm" svg:y="0.757cm" presentation:class="title" presentation:placeholder="true">
        <draw:text-box/>
      </draw:frame>
      <draw:frame presentation:style-name="Predeterminado-outline1" draw:layer="backgroundobjects" svg:width="22.856cm" svg:height="11.042cm" svg:x="1.27cm" svg:y="4.458cm" presentation:class="outline" presentation:placeholder="true">
        <draw:text-box/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1">
      <draw:frame presentation:style-name="Titular1-title" draw:layer="backgroundobjects" svg:width="22.856cm" svg:height="3.17cm" svg:x="1.27cm" svg:y="7.938cm" presentation:class="title" presentation:placeholder="true">
        <draw:text-box/>
      </draw:frame>
      <draw:frame presentation:style-name="Titular1-outline1" draw:layer="backgroundobjects" svg:width="12.056cm" svg:height="1.398cm" svg:x="10.442cm" svg:y="15.725cm" presentation:class="outline" presentation:placeholder="true">
        <draw:text-box/>
      </draw:frame>
      <draw:frame draw:style-name="Mgr11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2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Titular1-title" draw:layer="backgroundobjects" svg:width="18.618cm" svg:height="10.473cm" svg:x="1.482cm" svg:y="2.12cm" presentation:class="page"/>
        <draw:frame presentation:style-name="Titular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3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lzaos puertas eternas, coronad al Rey de Gloria,</dc:title>
    <meta:initial-creator>Nombre de usuario</meta:initial-creator>
    <meta:creation-date>2011-06-22T03:02:11</meta:creation-date>
    <dc:creator>Victor</dc:creator>
    <dc:date>2014-08-04T00:48:20</dc:date>
    <meta:editing-cycles>156</meta:editing-cycles>
    <meta:editing-duration>P2DT7H51M</meta:editing-duration>
    <meta:document-statistic meta:object-count="80"/>
    <meta:generator>LibreOffice/6.4.1.2$Linux_x86 LibreOffice_project/40$Build-2</meta:generator>
    <meta:user-defined meta:name="AppVersion">12.0000</meta:user-defined>
    <meta:user-defined meta:name="Company">Nombre de la organizaci?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